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1BD05DA769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43cm, 0.889cm, 1.219cm, 0.61cm)" draw:image-opacity="100%" style:mirror="none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2323dc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751cm" fo:padding-top="0.149cm" fo:padding-bottom="0.149cm" fo:padding-left="0.274cm" fo:padding-right="0.274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097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129cm" svg:y1="6.629cm" svg:x2="25.146cm" svg:y2="6.604cm">
          <text:p/>
        </draw:line>
        <draw:line draw:style-name="gr1" draw:text-style-name="P1" draw:layer="layout" svg:x1="16.129cm" svg:y1="7.264cm" svg:x2="24.892cm" svg:y2="7.239cm">
          <text:p/>
        </draw:line>
        <draw:line draw:style-name="gr1" draw:text-style-name="P1" draw:layer="layout" svg:x1="16.129cm" svg:y1="7.899cm" svg:x2="25.019cm" svg:y2="7.874cm">
          <text:p/>
        </draw:line>
        <draw:line draw:style-name="gr1" draw:text-style-name="P1" draw:layer="layout" svg:x1="16.129cm" svg:y1="8.534cm" svg:x2="25.019cm" svg:y2="8.509cm">
          <text:p/>
        </draw:line>
        <draw:line draw:style-name="gr1" draw:text-style-name="P1" draw:layer="layout" svg:x1="16.129cm" svg:y1="9.169cm" svg:x2="25.019cm" svg:y2="9.144cm">
          <text:p/>
        </draw:line>
        <draw:line draw:style-name="gr1" draw:text-style-name="P1" draw:layer="layout" svg:x1="16.129cm" svg:y1="9.804cm" svg:x2="25.146cm" svg:y2="9.779cm">
          <text:p/>
        </draw:line>
        <draw:line draw:style-name="gr1" draw:text-style-name="P1" draw:layer="layout" svg:x1="16.129cm" svg:y1="10.439cm" svg:x2="25.146cm" svg:y2="10.414cm">
          <text:p/>
        </draw:line>
        <draw:line draw:style-name="gr1" draw:text-style-name="P1" draw:layer="layout" svg:x1="16.129cm" svg:y1="11.074cm" svg:x2="25.146cm" svg:y2="11.049cm">
          <text:p/>
        </draw:line>
        <draw:line draw:style-name="gr1" draw:text-style-name="P1" draw:layer="layout" svg:x1="16.129cm" svg:y1="11.709cm" svg:x2="25.019cm" svg:y2="11.684cm">
          <text:p/>
        </draw:line>
        <draw:line draw:style-name="gr1" draw:text-style-name="P1" draw:layer="layout" svg:x1="16.129cm" svg:y1="3.454cm" svg:x2="25.146cm" svg:y2="3.429cm">
          <text:p/>
        </draw:line>
        <draw:line draw:style-name="gr1" draw:text-style-name="P1" draw:layer="layout" svg:x1="16.129cm" svg:y1="4.089cm" svg:x2="25.146cm" svg:y2="4.064cm">
          <text:p/>
        </draw:line>
        <draw:line draw:style-name="gr1" draw:text-style-name="P1" draw:layer="layout" svg:x1="16.129cm" svg:y1="4.724cm" svg:x2="25.273cm" svg:y2="4.699cm">
          <text:p/>
        </draw:line>
        <draw:line draw:style-name="gr1" draw:text-style-name="P1" draw:layer="layout" svg:x1="16.129cm" svg:y1="5.359cm" svg:x2="25.146cm" svg:y2="5.334cm">
          <text:p/>
        </draw:line>
        <draw:line draw:style-name="gr1" draw:text-style-name="P1" draw:layer="layout" svg:x1="16.129cm" svg:y1="5.994cm" svg:x2="25.019cm" svg:y2="5.969cm">
          <text:p/>
        </draw:line>
        <draw:line draw:style-name="gr2" draw:text-style-name="P1" draw:layer="layout" svg:x1="1.651cm" svg:y1="3.429cm" svg:x2="9.525cm" svg:y2="3.429cm">
          <text:p/>
        </draw:line>
        <draw:line draw:style-name="gr2" draw:text-style-name="P1" draw:layer="layout" svg:x1="1.524cm" svg:y1="4.064cm" svg:x2="9.525cm" svg:y2="4.064cm">
          <text:p/>
        </draw:line>
        <draw:line draw:style-name="gr2" draw:text-style-name="P1" draw:layer="layout" svg:x1="1.524cm" svg:y1="4.699cm" svg:x2="9.525cm" svg:y2="4.699cm">
          <text:p/>
        </draw:line>
        <draw:line draw:style-name="gr2" draw:text-style-name="P1" draw:layer="layout" svg:x1="1.524cm" svg:y1="5.334cm" svg:x2="9.525cm" svg:y2="5.334cm">
          <text:p/>
        </draw:line>
        <draw:frame draw:style-name="gr3" draw:text-style-name="P1" draw:layer="layout" svg:width="9.779cm" svg:height="5.283cm" draw:transform="rotate (-1.5707963267949) translate (15.865cm 2.313cm)">
          <draw:image xlink:href="Pictures/100002010000029D000001BD05DA769A.png" xlink:type="simple" xlink:show="embed" xlink:actuate="onLoad">
            <text:p/>
          </draw:image>
        </draw:frame>
        <draw:line draw:style-name="gr2" draw:text-style-name="P1" draw:layer="layout" svg:x1="1.524cm" svg:y1="2.794cm" svg:x2="9.525cm" svg:y2="2.794cm">
          <text:p/>
        </draw:line>
        <draw:line draw:style-name="gr1" draw:text-style-name="P1" draw:layer="layout" svg:x1="16.129cm" svg:y1="2.819cm" svg:x2="25.019cm" svg:y2="2.794cm">
          <text:p/>
        </draw:line>
        <draw:custom-shape draw:style-name="gr4" draw:text-style-name="P3" draw:layer="layout" svg:width="1.778cm" svg:height="0.508cm" svg:x="23.533cm" svg:y="11.43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795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16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9.525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89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255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2.54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7.62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985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35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715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08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4.445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8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175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524cm" svg:y1="5.969cm" svg:x2="9.525cm" svg:y2="5.969cm">
          <text:p/>
        </draw:line>
        <draw:line draw:style-name="gr2" draw:text-style-name="P1" draw:layer="layout" svg:x1="1.397cm" svg:y1="6.604cm" svg:x2="9.525cm" svg:y2="6.604cm">
          <text:p/>
        </draw:line>
        <draw:line draw:style-name="gr2" draw:text-style-name="P1" draw:layer="layout" svg:x1="1.524cm" svg:y1="7.239cm" svg:x2="10.395cm" svg:y2="7.239cm">
          <text:p/>
        </draw:line>
        <draw:line draw:style-name="gr2" draw:text-style-name="P1" draw:layer="layout" svg:x1="1.524cm" svg:y1="7.874cm" svg:x2="10.395cm" svg:y2="7.874cm">
          <text:p/>
        </draw:line>
        <draw:line draw:style-name="gr2" draw:text-style-name="P1" draw:layer="layout" svg:x1="1.397cm" svg:y1="8.509cm" svg:x2="10.395cm" svg:y2="8.509cm">
          <text:p/>
        </draw:line>
        <draw:line draw:style-name="gr2" draw:text-style-name="P1" draw:layer="layout" svg:x1="1.524cm" svg:y1="9.144cm" svg:x2="10.395cm" svg:y2="9.144cm">
          <text:p/>
        </draw:line>
        <draw:line draw:style-name="gr2" draw:text-style-name="P1" draw:layer="layout" svg:x1="1.524cm" svg:y1="9.779cm" svg:x2="10.395cm" svg:y2="9.779cm">
          <text:p/>
        </draw:line>
        <draw:line draw:style-name="gr2" draw:text-style-name="P1" draw:layer="layout" svg:x1="1.397cm" svg:y1="10.414cm" svg:x2="10.395cm" svg:y2="10.414cm">
          <text:p/>
        </draw:line>
        <draw:line draw:style-name="gr2" draw:text-style-name="P1" draw:layer="layout" svg:x1="1.524cm" svg:y1="11.049cm" svg:x2="10.395cm" svg:y2="11.049cm">
          <text:p/>
        </draw:line>
        <draw:line draw:style-name="gr2" draw:text-style-name="P1" draw:layer="layout" svg:x1="1.397cm" svg:y1="11.684cm" svg:x2="10.395cm" svg:y2="11.684cm">
          <text:p/>
        </draw:line>
        <draw:custom-shape draw:style-name="gr7" draw:text-style-name="P3" draw:layer="layout" svg:width="1.778cm" svg:height="0.508cm" svg:x="1.278cm" svg:y="3.175cm">
          <text:p text:style-name="P2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6.35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3.81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2.54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08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715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4.445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1.43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795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16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9.525cm">
          <text:p text:style-name="P2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8.89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8.255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7.62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6.985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0.16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1.43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3.918cm" svg:y="11.43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4.445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08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6.35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7.62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715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3.175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10.795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9.525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10.16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9.525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7.62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5.715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35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89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255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985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3.918cm" svg:y="3.81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8.89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10.795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3.918cm" svg:y="2.54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20.996cm" svg:y="5.715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5.08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6.985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cm" svg:y="13.843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302cm" svg:y="13.081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.27cm" svg:y="13.081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0.508cm" svg:x="3.302cm" svg:y="14.605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5.334cm" svg:y="13.081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3.302cm" svg:y="13.843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27cm" svg:y="14.605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5.334cm" svg:y="13.843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175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0.963cm" svg:y1="13.008cm" svg:x2="12.106cm" svg:y2="11.103cm">
          <text:p/>
        </draw:line>
        <draw:line draw:style-name="gr17" draw:layer="layout" svg:x1="14.011cm" svg:y1="13.135cm" svg:x2="13.249cm" svg:y2="11.103cm">
          <text:p/>
        </draw:line>
        <draw:line draw:style-name="gr17" draw:layer="layout" svg:x1="10.963cm" svg:y1="1.578cm" svg:x2="11.979cm" svg:y2="4.499cm">
          <text:p/>
        </draw:line>
        <draw:line draw:style-name="gr17" draw:layer="layout" svg:x1="15.154cm" svg:y1="1.578cm" svg:x2="14.773cm" svg:y2="6.658cm">
          <text:p/>
        </draw:line>
        <draw:line draw:style-name="gr17" draw:layer="layout" svg:x1="12.36cm" svg:y1="13.135cm" svg:x2="13.122cm" svg:y2="9.96cm">
          <text:p/>
        </draw:line>
        <draw:line draw:style-name="gr17" draw:layer="layout" svg:x1="16.297cm" svg:y1="13.262cm" svg:x2="14.392cm" svg:y2="10.849cm">
          <text:p/>
        </draw:line>
        <draw:custom-shape draw:style-name="gr18" draw:text-style-name="P3" draw:layer="layout" svg:width="1.905cm" svg:height="1.016cm" svg:x="14.224cm" svg:y="0.635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397cm" svg:height="1.016cm" svg:x="10.033cm" svg:y="0.635cm">
          <text:p text:style-name="P2"><text:span text:style-name="T1">USB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.778cm" svg:height="1.016cm" svg:x="11.938cm" svg:y="0.635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2.868cm" svg:y1="1.578cm" svg:x2="12.868cm" svg:y2="2.975cm">
          <text:p/>
        </draw:line>
        <draw:custom-shape draw:style-name="gr21" draw:text-style-name="P3" draw:layer="layout" svg:width="2.159cm" svg:height="1.016cm" svg:x="9.398cm" svg:y="12.954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1.938cm" svg:y="12.954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5.748cm" svg:y="12.954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955cm" svg:height="1.016cm" svg:x="13.462cm" svg:y="12.954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" draw:layer="layout" svg:width="7.493cm" svg:height="2.36cm" svg:x="1.016cm" svg:y="0.561cm">
          <draw:text-box>
            <text:p text:style-name="P2"><text:span text:style-name="T2">ARM PRO MINI</text:span></text:p>
            <text:p text:style-name="P2"><text:span text:style-name="T3">LPC11U35FHI33/501</text:span></text:p>
          </draw:text-box>
        </draw:frame>
        <draw:custom-shape draw:style-name="gr16" draw:text-style-name="P3" draw:layer="layout" svg:width="4.572cm" svg:height="0.508cm" svg:x="18.202cm" svg:y="4.445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2.54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81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5" draw:layer="layout" svg:width="3.597cm" svg:height="0.603cm" svg:x="21.844cm" svg:y="14.478cm">
          <draw:text-box>
            <text:p><text:span text:style-name="T4">Updated Dec 19 2014</text:span></text:p>
          </draw:text-box>
        </draw:frame>
        <draw:custom-shape draw:style-name="gr26" draw:text-style-name="P3" draw:layer="layout" svg:width="0.889cm" svg:height="0.508cm" svg:x="9.525cm" svg:y="2.5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3.17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3.8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4.445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5.08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5.71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6.35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6.985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7.62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8.255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8.89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9.525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0.16cm">
          <text:p text:style-name="P2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0.795cm">
          <text:p text:style-name="P2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1.43cm">
          <text:p text:style-name="P2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2.54cm">
          <text:p text:style-name="P2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3.175cm">
          <text:p text:style-name="P2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3.81cm">
          <text:p text:style-name="P2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4.445cm">
          <text:p text:style-name="P2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5.08cm">
          <text:p text:style-name="P2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5.715cm">
          <text:p text:style-name="P2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6.35cm">
          <text:p text:style-name="P2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6.985cm">
          <text:p text:style-name="P2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7.62cm">
          <text:p text:style-name="P2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8.255cm">
          <text:p text:style-name="P2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8.89cm">
          <text:p text:style-name="P2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9.525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0.16cm">
          <text:p text:style-name="P2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0.795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1.43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4-12-19T22:00:41.541819000</dc:date>
    <meta:editing-duration>PT2H45M2S</meta:editing-duration>
    <meta:editing-cycles>38</meta:editing-cycles>
    <meta:generator>LibreOffice/4.3.2.2$MacOSX_X86_64 LibreOffice_project/edfb5295ba211bd31ad47d0bad0118690f76407d</meta:generator>
    <meta:document-statistic meta:object-count="145"/>
  </office:meta>
</office:document-meta>
</file>